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nstante LISTEMOIS contient une liste des mois en Français, numérotés de 1 à 12.</text:p>
      <text:p text:style-name="Standard"/>
      <text:p text:style-name="Standard">fonction getFraisMoisChoisi :</text:p>
      <text:p text:style-name="Standard"><text:tab/>Paramètre 1 : $numMois = numéro mois des frais à récupéré</text:p>
      <text:p text:style-name="Standard"/>
      <text:p text:style-name="Standard"><text:tab/>Fonction : Récupère les Frais Forfait et les Frais Hors Forfait du mois choisi.</text:p>
      <text:p text:style-name="Standard"><text:tab/></text:p>
      <text:p text:style-name="Standard"><text:tab/>Retour : Met les valeurs dans les tableaux « FraisHF » et « FraisForfait » de $_SESSION</text:p>
      <text:p text:style-name="Standard"/>
      <text:p text:style-name="Standard">fonction resetMonth :</text:p>
      <text:p text:style-name="Standard"><text:tab/>Fonction : Remet les variables de mois de $_SESSION au mois courant</text:p>
      <text:p text:style-name="Standard"/>
      <text:p text:style-name="Standard">Constante TYPES_FRAIS contient les 4 types de frais (ETP, KM, NUI, REP)</text:p>
      <text:p text:style-name="Standard"/>
      <text:p text:style-name="Standard">fonction isFicheExiste :</text:p>
      <text:p text:style-name="Standard"><text:tab/>Paramètre 1 : $mois = nom du mois dont on veut savoir si la fiche existe</text:p>
      <text:p text:style-name="Standard"/>
      <text:p text:style-name="Standard"><text:tab/>Fonction : Regarde l'existence d'une fiche Frais en base</text:p>
      <text:p text:style-name="Standard"/>
      <text:p text:style-name="Standard"><text:tab/>Retour : Boolean true ou false</text:p>
      <text:p text:style-name="Standard"/>
      <text:p text:style-name="Standard">fonction changerFrais :</text:p>
      <text:p text:style-name="Standard"><text:tab/>Paramètre 1 : $frais = Tableaux contenant les valeurs des 4 types de frais</text:p>
      <text:p text:style-name="Standard"/>
      <text:p text:style-name="Standard"><text:tab/>Fonction : Crée ou met à jour les lignes contenant les valeur des FraisForfait et crée une fiche frais si elle n'existe pas</text:p>
      <text:p text:style-name="Standard"/>
      <text:p text:style-name="Standard">fonction envoyerFraisHF :</text:p>
      <text:p text:style-name="Standard"><text:tab/>Paramètre 1 : $frais = Tableaux contenant la ligne HF à rajouter</text:p>
      <text:p text:style-name="Standard"/>
      <text:p text:style-name="Standard"><text:tab/>Fonction : Rajouter une ligne HF dans la base et crée une fiche frais si elle n'existe pa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stien LEMONNIER</meta:initial-creator>
    <meta:creation-date>2021-09-16T17:10:08.11</meta:creation-date>
    <meta:generator>OpenOffice/4.1.6$Win32 OpenOffice.org_project/416m1$Build-9790</meta:generator>
    <dc:date>2021-09-16T17:21:39.93</dc:date>
    <dc:creator>Bastien LEMONNIER</dc:creator>
    <meta:editing-duration>PT8M28S</meta:editing-duration>
    <meta:editing-cycles>23</meta:editing-cycles>
    <meta:document-statistic meta:table-count="0" meta:image-count="0" meta:object-count="0" meta:page-count="1" meta:paragraph-count="19" meta:word-count="193" meta:character-count="1085"/>
  </office:meta>
</office:document-meta>
</file>